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/>
      <text:p text:style-name="Normal">FUNAI Cut Off Mark For 2021/2022 Admission Exercise</text:p>
      <text:p text:style-name="Normal"><text:s/>Olusegun <text:s/>Updated on Sep 20, 2021</text:p>
      <text:p text:style-name="Normal">Federal University, Ndufu-Alike, Ikwo, FUNAI cut off mark for the 2021/2022 academic session<text:s/>.<text:s/>If you scored exactly or above FUNAI cut off mark, that means you are qualified and eligible to take the Post UTME screening exercise, and getting marks below the cut-off means you are not eligible or qualified for FUNAI Post UTME.</text:p>
      <text:p text:style-name="Normal"/>
      <text:p text:style-name="Normal">FUNAI Cut Off Mark</text:p>
      <text:p text:style-name="Normal"/>
      <text:p text:style-name="Normal">Federal University Ndufu-Alike, Ikwo (FUNAI) in Ebonyi State of Nigeria was founded on 26<text:span text:style-name="T2">th</text:span><text:s/>February, 2011. The University aspires to be a world class centre of learning and research that will be reputable nationally and internationally.</text:p>
      <text:p text:style-name="Normal"/>
      <text:p text:style-name="Normal"/>
      <text:p text:style-name="Normal"/>
      <text:p text:style-name="Normal">FUNAI Cut Off Mark</text:p>
      <text:p text:style-name="Normal">The management of the Federal University, Ndufu-Alike, Ikwo (FUNAI) has released the cut-off mark for the 2021/2022 academic<text:s/>session for the<text:s/>admission exercise.</text:p>
      <text:p text:style-name="Normal"/>
      <text:p text:style-name="Normal">The<text:s/>University only give admission to candidate<text:s/>who<text:s/>made them first<text:s/>choice in their Jamb registration form<text:s/>,and<text:s/>scored 150 and above in the UTME Examination are eligible for the post UTME screening exercise.</text:p>
      <text:p text:style-name="Normal"/>
      <text:p text:style-name="Normal">NOTE: Candidates who applied to study Medicine and Surgery must have a minimum score of 250 in the UTME and candidates who applied to study Law must have a minimum score of 240 in the UTME to be eligible for the University’s Post-UTME Screening.</text:p>
      <text:p text:style-name="Normal"/>
      <text:p text:style-name="Normal">Recommended:</text:p>
      <text:p text:style-name="Normal"/>
      <text:p text:style-name="Normal"><text:s/>FUNAI Post UTME Form</text:p>
      <text:p text:style-name="Normal">Post UTME Past Questions and Answers.</text:p>
      <text:p text:style-name="Normal"/>
      <text:p text:style-name="Normal"/>
      <text:p text:style-name="Normal"/>
      <text:p text:style-name="Normal">Share This Post: If you think this post can be helpful to somebody else, please share it using the buttons below!</text:p>
      <text:p text:style-name="Normal">Whatsapp</text:p>
      <text:p text:style-name="Normal">Tweet</text:p>
      <text:p text:style-name="Normal">Share</text:p>
      <text:p text:style-name="Normal"/>
      <text:p text:style-name="Normal">Follow Us</text:p>
      <text:p text:style-name="Normal"><text:s/>Follow us on Twitter @MySchoolGist</text:p>
      <text:p text:style-name="Normal"><text:s/>Like us on Facebook</text:p>
      <text:p text:style-name="Normal"><text:s/>Subscribe to our email newsletter and never miss an update</text:p>
      <text:p text:style-name="Normal">Similar Posts:</text:p>
      <text:p text:style-name="Normal"/>
      <text:p text:style-name="Normal">Copyright © 2012 – 2022 MySchoolGist Web Services ·</text:p>
      <text:p text:style-name="Normal">Home · Advertise · About · Disclaimer · Privacy Policy ·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2T16:38:00Z</meta:creation-date>
    <dc:date>2022-04-22T16:38:00Z</dc:date>
    <meta:template xlink:href="Normal.dotm" xlink:type="simple"/>
    <meta:editing-cycles>11</meta:editing-cycles>
    <meta:editing-duration>PT540S</meta:editing-duration>
    <meta:document-statistic meta:page-count="1" meta:paragraph-count="3" meta:word-count="265" meta:character-count="1776" meta:row-count="12" meta:non-whitespace-character-count="1514"/>
  </office:meta>
</office:document-meta>
</file>